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Heading_20_1">
      <style:text-properties style:font-name="Times New Roman"/>
    </style:style>
    <style:style style:name="P3" style:family="paragraph" style:parent-style-name="Standard">
      <style:paragraph-properties fo:line-height="200%"/>
      <style:text-properties style:font-name="Times New Roman" officeooo:rsid="0015aa2b" officeooo:paragraph-rsid="0015aa2b"/>
    </style:style>
    <style:style style:name="P4" style:family="paragraph" style:parent-style-name="Standard">
      <style:paragraph-properties fo:line-height="200%"/>
      <style:text-properties style:font-name="Times New Roman" officeooo:paragraph-rsid="019dcadc"/>
    </style:style>
    <style:style style:name="P5" style:family="paragraph" style:parent-style-name="Standard">
      <style:paragraph-properties fo:line-height="200%"/>
      <style:text-properties style:font-name="Times New Roman" officeooo:rsid="0015aa2b" officeooo:paragraph-rsid="00e265f0"/>
    </style:style>
    <style:style style:name="P6" style:family="paragraph" style:parent-style-name="Standard">
      <style:paragraph-properties fo:line-height="200%"/>
      <style:text-properties style:font-name="Times New Roman" officeooo:rsid="0015aa2b" officeooo:paragraph-rsid="00cc9090"/>
    </style:style>
    <style:style style:name="P7" style:family="paragraph" style:parent-style-name="Standard">
      <style:paragraph-properties fo:line-height="200%"/>
      <style:text-properties style:font-name="Times New Roman" officeooo:rsid="0015aa2b" officeooo:paragraph-rsid="01bbbe6e"/>
    </style:style>
    <style:style style:name="P8" style:family="paragraph" style:parent-style-name="Standard">
      <style:paragraph-properties fo:line-height="200%"/>
      <style:text-properties style:font-name="Times New Roman" officeooo:rsid="00f42d4e" officeooo:paragraph-rsid="00f42d4e"/>
    </style:style>
    <style:style style:name="P9" style:family="paragraph" style:parent-style-name="Standard">
      <style:paragraph-properties fo:line-height="200%"/>
      <style:text-properties style:font-name="Times New Roman" officeooo:paragraph-rsid="01c0d8dc"/>
    </style:style>
    <style:style style:name="P10" style:family="paragraph" style:parent-style-name="Standard">
      <style:paragraph-properties fo:line-height="200%"/>
      <style:text-properties style:font-name="Times New Roman" officeooo:paragraph-rsid="01c1af2b"/>
    </style:style>
    <style:style style:name="P11" style:family="paragraph" style:parent-style-name="Text_20_body">
      <style:text-properties style:font-name="Times New Roman"/>
    </style:style>
    <style:style style:name="P12" style:family="paragraph" style:parent-style-name="Text_20_body">
      <style:text-properties officeooo:paragraph-rsid="01bdd576"/>
    </style:style>
    <style:style style:name="P13" style:family="paragraph" style:parent-style-name="Standard">
      <style:paragraph-properties fo:line-height="200%"/>
      <style:text-properties officeooo:rsid="0015aa2b" officeooo:paragraph-rsid="01bdd576"/>
    </style:style>
    <style:style style:name="P14" style:family="paragraph" style:parent-style-name="Standard">
      <style:paragraph-properties fo:line-height="200%"/>
      <style:text-properties officeooo:paragraph-rsid="01bdd576"/>
    </style:style>
    <style:style style:name="P15" style:family="paragraph" style:parent-style-name="Standard">
      <style:paragraph-properties fo:line-height="200%"/>
      <style:text-properties officeooo:rsid="0015aa2b" officeooo:paragraph-rsid="01c3918f"/>
    </style:style>
    <style:style style:name="P16" style:family="paragraph" style:parent-style-name="Standard">
      <style:paragraph-properties fo:line-height="200%"/>
      <style:text-properties officeooo:rsid="0015aa2b" officeooo:paragraph-rsid="0015aa2b"/>
    </style:style>
    <style:style style:name="T1" style:family="text">
      <style:text-properties officeooo:rsid="001455b9"/>
    </style:style>
    <style:style style:name="T2" style:family="text">
      <style:text-properties officeooo:rsid="001b55a4"/>
    </style:style>
    <style:style style:name="T3" style:family="text">
      <style:text-properties officeooo:rsid="00251238"/>
    </style:style>
    <style:style style:name="T4" style:family="text">
      <style:text-properties officeooo:rsid="00265053"/>
    </style:style>
    <style:style style:name="T5" style:family="text">
      <style:text-properties officeooo:rsid="01b78cc3"/>
    </style:style>
    <style:style style:name="T6" style:family="text">
      <style:text-properties officeooo:rsid="001c0d77"/>
    </style:style>
    <style:style style:name="T7" style:family="text">
      <style:text-properties officeooo:rsid="002edb5b"/>
    </style:style>
    <style:style style:name="T8" style:family="text">
      <style:text-properties officeooo:rsid="002776e9"/>
    </style:style>
    <style:style style:name="T9" style:family="text">
      <style:text-properties officeooo:rsid="003084f1"/>
    </style:style>
    <style:style style:name="T10" style:family="text">
      <style:text-properties officeooo:rsid="00284435"/>
    </style:style>
    <style:style style:name="T11" style:family="text">
      <style:text-properties officeooo:rsid="001e8c57"/>
    </style:style>
    <style:style style:name="T12" style:family="text">
      <style:text-properties officeooo:rsid="002b5e33"/>
    </style:style>
    <style:style style:name="T13" style:family="text">
      <style:text-properties officeooo:rsid="002bfec9"/>
    </style:style>
    <style:style style:name="T14" style:family="text">
      <style:text-properties officeooo:rsid="001eee6a"/>
    </style:style>
    <style:style style:name="T15" style:family="text">
      <style:text-properties officeooo:rsid="0031730d"/>
    </style:style>
    <style:style style:name="T16" style:family="text">
      <style:text-properties officeooo:rsid="00320098"/>
    </style:style>
    <style:style style:name="T17" style:family="text">
      <style:text-properties officeooo:rsid="00341a77"/>
    </style:style>
    <style:style style:name="T18" style:family="text">
      <style:text-properties officeooo:rsid="0035cd23"/>
    </style:style>
    <style:style style:name="T19" style:family="text">
      <style:text-properties officeooo:rsid="00338f09"/>
    </style:style>
    <style:style style:name="T20" style:family="text">
      <style:text-properties officeooo:rsid="001fbf82"/>
    </style:style>
    <style:style style:name="T21" style:family="text">
      <style:text-properties officeooo:rsid="001f634d"/>
    </style:style>
    <style:style style:name="T22" style:family="text">
      <style:text-properties officeooo:rsid="00206d78"/>
    </style:style>
    <style:style style:name="T23" style:family="text">
      <style:text-properties officeooo:rsid="003971ed"/>
    </style:style>
    <style:style style:name="T24" style:family="text">
      <style:text-properties officeooo:rsid="003aebad"/>
    </style:style>
    <style:style style:name="T25" style:family="text">
      <style:text-properties officeooo:rsid="003b83b6"/>
    </style:style>
    <style:style style:name="T26" style:family="text">
      <style:text-properties officeooo:rsid="003af98d"/>
    </style:style>
    <style:style style:name="T27" style:family="text">
      <style:text-properties officeooo:rsid="00211fe3"/>
    </style:style>
    <style:style style:name="T28" style:family="text">
      <style:text-properties officeooo:rsid="003c8c73"/>
    </style:style>
    <style:style style:name="T29" style:family="text">
      <style:text-properties officeooo:rsid="0021f663"/>
    </style:style>
    <style:style style:name="T30" style:family="text">
      <style:text-properties officeooo:rsid="01ca1d30"/>
    </style:style>
    <style:style style:name="T31" style:family="text">
      <style:text-properties officeooo:rsid="003e09ea"/>
    </style:style>
    <style:style style:name="T32" style:family="text">
      <style:text-properties officeooo:rsid="0040052a"/>
    </style:style>
    <style:style style:name="T33" style:family="text">
      <style:text-properties officeooo:rsid="0040cd3b"/>
    </style:style>
    <style:style style:name="T34" style:family="text">
      <style:text-properties officeooo:rsid="0044ee2a"/>
    </style:style>
    <style:style style:name="T35" style:family="text">
      <style:text-properties officeooo:rsid="004937e0"/>
    </style:style>
    <style:style style:name="T36" style:family="text">
      <style:text-properties officeooo:rsid="00470420"/>
    </style:style>
    <style:style style:name="T37" style:family="text">
      <style:text-properties officeooo:rsid="0045eead"/>
    </style:style>
    <style:style style:name="T38" style:family="text">
      <style:text-properties officeooo:rsid="00487b5b"/>
    </style:style>
    <style:style style:name="T39" style:family="text">
      <style:text-properties officeooo:rsid="004a7dac"/>
    </style:style>
    <style:style style:name="T40" style:family="text">
      <style:text-properties officeooo:rsid="004d38ad"/>
    </style:style>
    <style:style style:name="T41" style:family="text">
      <style:text-properties officeooo:rsid="004f2bdb"/>
    </style:style>
    <style:style style:name="T42" style:family="text">
      <style:text-properties officeooo:rsid="00507bdd"/>
    </style:style>
    <style:style style:name="T43" style:family="text">
      <style:text-properties officeooo:rsid="0050b3b7"/>
    </style:style>
    <style:style style:name="T44" style:family="text">
      <style:text-properties officeooo:rsid="00503ad1"/>
    </style:style>
    <style:style style:name="T45" style:family="text">
      <style:text-properties officeooo:rsid="00525c48"/>
    </style:style>
    <style:style style:name="T46" style:family="text">
      <style:text-properties officeooo:rsid="00534f06"/>
    </style:style>
    <style:style style:name="T47" style:family="text">
      <style:text-properties officeooo:rsid="0185816f"/>
    </style:style>
    <style:style style:name="T48" style:family="text">
      <style:text-properties officeooo:rsid="01878863"/>
    </style:style>
    <style:style style:name="T49" style:family="text">
      <style:text-properties officeooo:rsid="0188ac8b"/>
    </style:style>
    <style:style style:name="T50" style:family="text">
      <style:text-properties officeooo:rsid="01890e45"/>
    </style:style>
    <style:style style:name="T51" style:family="text">
      <style:text-properties officeooo:rsid="0189828a"/>
    </style:style>
    <style:style style:name="T52" style:family="text">
      <style:text-properties officeooo:rsid="00557482"/>
    </style:style>
    <style:style style:name="T53" style:family="text">
      <style:text-properties officeooo:rsid="01cd5328"/>
    </style:style>
    <style:style style:name="T54" style:family="text">
      <style:text-properties officeooo:rsid="0055d137"/>
    </style:style>
    <style:style style:name="T55" style:family="text">
      <style:text-properties officeooo:rsid="00568a70"/>
    </style:style>
    <style:style style:name="T56" style:family="text">
      <style:text-properties officeooo:rsid="0058591e"/>
    </style:style>
    <style:style style:name="T57" style:family="text">
      <style:text-properties officeooo:rsid="00594552"/>
    </style:style>
    <style:style style:name="T58" style:family="text">
      <style:text-properties officeooo:rsid="005a3ff9"/>
    </style:style>
    <style:style style:name="T59" style:family="text">
      <style:text-properties officeooo:rsid="005b60b2"/>
    </style:style>
    <style:style style:name="T60" style:family="text">
      <style:text-properties officeooo:rsid="01ccf3cc"/>
    </style:style>
    <style:style style:name="T61" style:family="text">
      <style:text-properties officeooo:rsid="005b76bf"/>
    </style:style>
    <style:style style:name="T62" style:family="text">
      <style:text-properties officeooo:rsid="005c1ded"/>
    </style:style>
    <style:style style:name="T63" style:family="text">
      <style:text-properties officeooo:rsid="0015aa2b"/>
    </style:style>
    <style:style style:name="T64" style:family="text">
      <style:text-properties officeooo:rsid="005ddd31"/>
    </style:style>
    <style:style style:name="T65" style:family="text">
      <style:text-properties officeooo:rsid="005f2fd9"/>
    </style:style>
    <style:style style:name="T66" style:family="text">
      <style:text-properties officeooo:rsid="0060d508"/>
    </style:style>
    <style:style style:name="T67" style:family="text">
      <style:text-properties officeooo:rsid="0060fa65"/>
    </style:style>
    <style:style style:name="T68" style:family="text">
      <style:text-properties officeooo:rsid="0061c7ca"/>
    </style:style>
    <style:style style:name="T69" style:family="text">
      <style:text-properties officeooo:rsid="0063383c"/>
    </style:style>
    <style:style style:name="T70" style:family="text">
      <style:text-properties officeooo:rsid="0063edc0"/>
    </style:style>
    <style:style style:name="T71" style:family="text">
      <style:text-properties officeooo:rsid="00655f55"/>
    </style:style>
    <style:style style:name="T72" style:family="text">
      <style:text-properties officeooo:rsid="00671b9b"/>
    </style:style>
    <style:style style:name="T73" style:family="text">
      <style:text-properties officeooo:rsid="0068ddbd"/>
    </style:style>
    <style:style style:name="T74" style:family="text">
      <style:text-properties officeooo:rsid="0068ffe0"/>
    </style:style>
    <style:style style:name="T75" style:family="text">
      <style:text-properties officeooo:rsid="00692277"/>
    </style:style>
    <style:style style:name="T76" style:family="text">
      <style:text-properties officeooo:rsid="006999b9"/>
    </style:style>
    <style:style style:name="T77" style:family="text">
      <style:text-properties officeooo:rsid="00d03cc6"/>
    </style:style>
    <style:style style:name="T78" style:family="text">
      <style:text-properties officeooo:rsid="006b6c6d"/>
    </style:style>
    <style:style style:name="T79" style:family="text">
      <style:text-properties officeooo:rsid="006bc25a"/>
    </style:style>
    <style:style style:name="T80" style:family="text">
      <style:text-properties officeooo:rsid="006c3287"/>
    </style:style>
    <style:style style:name="T81" style:family="text">
      <style:text-properties officeooo:rsid="006d95f5"/>
    </style:style>
    <style:style style:name="T82" style:family="text">
      <style:text-properties officeooo:rsid="0072b7de"/>
    </style:style>
    <style:style style:name="T83" style:family="text">
      <style:text-properties officeooo:rsid="0073a646"/>
    </style:style>
    <style:style style:name="T84" style:family="text">
      <style:text-properties officeooo:rsid="00d0881c"/>
    </style:style>
    <style:style style:name="T85" style:family="text">
      <style:text-properties officeooo:rsid="007462c7"/>
    </style:style>
    <style:style style:name="T86" style:family="text">
      <style:text-properties officeooo:rsid="0075e8cd"/>
    </style:style>
    <style:style style:name="T87" style:family="text">
      <style:text-properties officeooo:rsid="0077b775"/>
    </style:style>
    <style:style style:name="T88" style:family="text">
      <style:text-properties officeooo:rsid="007a14e0"/>
    </style:style>
    <style:style style:name="T89" style:family="text">
      <style:text-properties officeooo:rsid="007b2008"/>
    </style:style>
    <style:style style:name="T90" style:family="text">
      <style:text-properties officeooo:rsid="007e42b0"/>
    </style:style>
    <style:style style:name="T91" style:family="text">
      <style:text-properties officeooo:rsid="007fb21c"/>
    </style:style>
    <style:style style:name="T92" style:family="text">
      <style:text-properties officeooo:rsid="00817198"/>
    </style:style>
    <style:style style:name="T93" style:family="text">
      <style:text-properties officeooo:rsid="0081ade9"/>
    </style:style>
    <style:style style:name="T94" style:family="text">
      <style:text-properties officeooo:rsid="0082a731"/>
    </style:style>
    <style:style style:name="T95" style:family="text">
      <style:text-properties officeooo:rsid="00df0ade"/>
    </style:style>
    <style:style style:name="T96" style:family="text">
      <style:text-properties officeooo:rsid="00e163df"/>
    </style:style>
    <style:style style:name="T97" style:family="text">
      <style:text-properties officeooo:rsid="00e005de"/>
    </style:style>
    <style:style style:name="T98" style:family="text">
      <style:text-properties officeooo:rsid="00e1a19a"/>
    </style:style>
    <style:style style:name="T99" style:family="text">
      <style:text-properties officeooo:rsid="0082ebdc"/>
    </style:style>
    <style:style style:name="T100" style:family="text">
      <style:text-properties officeooo:rsid="01bc75c0"/>
    </style:style>
    <style:style style:name="T101" style:family="text">
      <style:text-properties officeooo:rsid="00837d53"/>
    </style:style>
    <style:style style:name="T102" style:family="text">
      <style:text-properties officeooo:rsid="008723c1"/>
    </style:style>
    <style:style style:name="T103" style:family="text">
      <style:text-properties officeooo:rsid="00855a91"/>
    </style:style>
    <style:style style:name="T104" style:family="text">
      <style:text-properties officeooo:rsid="00888b1e"/>
    </style:style>
    <style:style style:name="T105" style:family="text">
      <style:text-properties officeooo:rsid="01cefd22"/>
    </style:style>
    <style:style style:name="T106" style:family="text">
      <style:text-properties officeooo:rsid="00898d81"/>
    </style:style>
    <style:style style:name="T107" style:family="text">
      <style:text-properties officeooo:rsid="00953d53"/>
    </style:style>
    <style:style style:name="T108" style:family="text">
      <style:text-properties officeooo:rsid="008a5c77"/>
    </style:style>
    <style:style style:name="T109" style:family="text">
      <style:text-properties officeooo:rsid="008d2828"/>
    </style:style>
    <style:style style:name="T110" style:family="text">
      <style:text-properties officeooo:rsid="008eb093"/>
    </style:style>
    <style:style style:name="T111" style:family="text">
      <style:text-properties officeooo:rsid="008fad47"/>
    </style:style>
    <style:style style:name="T112" style:family="text">
      <style:text-properties officeooo:rsid="00901051"/>
    </style:style>
    <style:style style:name="T113" style:family="text">
      <style:text-properties officeooo:rsid="0091916a"/>
    </style:style>
    <style:style style:name="T114" style:family="text">
      <style:text-properties officeooo:rsid="00931aae"/>
    </style:style>
    <style:style style:name="T115" style:family="text">
      <style:text-properties officeooo:rsid="009325e9"/>
    </style:style>
    <style:style style:name="T116" style:family="text">
      <style:text-properties officeooo:rsid="00944df1"/>
    </style:style>
    <style:style style:name="T117" style:family="text">
      <style:text-properties officeooo:rsid="01ceb83a"/>
    </style:style>
    <style:style style:name="T118" style:family="text">
      <style:text-properties officeooo:rsid="00cdea82"/>
    </style:style>
    <style:style style:name="T119" style:family="text">
      <style:text-properties officeooo:rsid="00963b01"/>
    </style:style>
    <style:style style:name="T120" style:family="text">
      <style:text-properties officeooo:rsid="0097c3af"/>
    </style:style>
    <style:style style:name="T121" style:family="text">
      <style:text-properties officeooo:rsid="009a5c34"/>
    </style:style>
    <style:style style:name="T122" style:family="text">
      <style:text-properties officeooo:rsid="009ac525"/>
    </style:style>
    <style:style style:name="T123" style:family="text">
      <style:text-properties officeooo:rsid="009ca437"/>
    </style:style>
    <style:style style:name="T124" style:family="text">
      <style:text-properties officeooo:rsid="009e51a1"/>
    </style:style>
    <style:style style:name="T125" style:family="text">
      <style:text-properties officeooo:rsid="009f9b8d"/>
    </style:style>
    <style:style style:name="T126" style:family="text">
      <style:text-properties officeooo:rsid="00a407dc"/>
    </style:style>
    <style:style style:name="T127" style:family="text">
      <style:text-properties officeooo:rsid="00a914c0"/>
    </style:style>
    <style:style style:name="T128" style:family="text">
      <style:text-properties officeooo:rsid="00aa886f"/>
    </style:style>
    <style:style style:name="T129" style:family="text">
      <style:text-properties officeooo:rsid="00abb9ab"/>
    </style:style>
    <style:style style:name="T130" style:family="text">
      <style:text-properties officeooo:rsid="00ad4fce"/>
    </style:style>
    <style:style style:name="T131" style:family="text">
      <style:text-properties officeooo:rsid="00ab2d73"/>
    </style:style>
    <style:style style:name="T132" style:family="text">
      <style:text-properties officeooo:rsid="00b0536d"/>
    </style:style>
    <style:style style:name="T133" style:family="text">
      <style:text-properties officeooo:rsid="00b011bb"/>
    </style:style>
    <style:style style:name="T134" style:family="text">
      <style:text-properties officeooo:rsid="00b1a72c"/>
    </style:style>
    <style:style style:name="T135" style:family="text">
      <style:text-properties officeooo:rsid="00b2dc14"/>
    </style:style>
    <style:style style:name="T136" style:family="text">
      <style:text-properties officeooo:rsid="00b4993f"/>
    </style:style>
    <style:style style:name="T137" style:family="text">
      <style:text-properties officeooo:rsid="00b544b6"/>
    </style:style>
    <style:style style:name="T138" style:family="text">
      <style:text-properties officeooo:rsid="00b7442e"/>
    </style:style>
    <style:style style:name="T139" style:family="text">
      <style:text-properties officeooo:rsid="00b9584b"/>
    </style:style>
    <style:style style:name="T140" style:family="text">
      <style:text-properties officeooo:rsid="00b9f8b5"/>
    </style:style>
    <style:style style:name="T141" style:family="text">
      <style:text-properties officeooo:rsid="00bb11b4"/>
    </style:style>
    <style:style style:name="T142" style:family="text">
      <style:text-properties officeooo:rsid="00bc278e"/>
    </style:style>
    <style:style style:name="T143" style:family="text">
      <style:text-properties officeooo:rsid="00bcbac7"/>
    </style:style>
    <style:style style:name="T144" style:family="text">
      <style:text-properties officeooo:rsid="00bd5391"/>
    </style:style>
    <style:style style:name="T145" style:family="text">
      <style:text-properties officeooo:rsid="01974d89"/>
    </style:style>
    <style:style style:name="T146" style:family="text">
      <style:text-properties officeooo:rsid="018d7eaf"/>
    </style:style>
    <style:style style:name="T147" style:family="text">
      <style:text-properties officeooo:rsid="018e20b1"/>
    </style:style>
    <style:style style:name="T148" style:family="text">
      <style:text-properties officeooo:rsid="018f7e75"/>
    </style:style>
    <style:style style:name="T149" style:family="text">
      <style:text-properties officeooo:rsid="0190bfb4"/>
    </style:style>
    <style:style style:name="T150" style:family="text">
      <style:text-properties officeooo:rsid="01912f64"/>
    </style:style>
    <style:style style:name="T151" style:family="text">
      <style:text-properties officeooo:rsid="0191c9f3"/>
    </style:style>
    <style:style style:name="T152" style:family="text">
      <style:text-properties officeooo:rsid="01993ce1"/>
    </style:style>
    <style:style style:name="T153" style:family="text">
      <style:text-properties officeooo:rsid="00bed62a"/>
    </style:style>
    <style:style style:name="T154" style:family="text">
      <style:text-properties officeooo:rsid="019949ea"/>
    </style:style>
    <style:style style:name="T155" style:family="text">
      <style:text-properties officeooo:rsid="00c3e768"/>
    </style:style>
    <style:style style:name="T156" style:family="text">
      <style:text-properties officeooo:rsid="00c21db8"/>
    </style:style>
    <style:style style:name="T157" style:family="text">
      <style:text-properties officeooo:rsid="00c02c9d"/>
    </style:style>
    <style:style style:name="T158" style:family="text">
      <style:text-properties officeooo:rsid="00c78232"/>
    </style:style>
    <style:style style:name="T159" style:family="text">
      <style:text-properties officeooo:rsid="00c83488"/>
    </style:style>
    <style:style style:name="T160" style:family="text">
      <style:text-properties officeooo:rsid="00c9cb46"/>
    </style:style>
    <style:style style:name="T161" style:family="text">
      <style:text-properties officeooo:rsid="00ca8147"/>
    </style:style>
    <style:style style:name="T162" style:family="text">
      <style:text-properties officeooo:rsid="019950e7"/>
    </style:style>
    <style:style style:name="T163" style:family="text">
      <style:text-properties officeooo:rsid="00d0d307"/>
    </style:style>
    <style:style style:name="T164" style:family="text">
      <style:text-properties officeooo:rsid="00ea478f"/>
    </style:style>
    <style:style style:name="T165" style:family="text">
      <style:text-properties officeooo:rsid="00d266f3"/>
    </style:style>
    <style:style style:name="T166" style:family="text">
      <style:text-properties officeooo:rsid="00d4d3ed"/>
    </style:style>
    <style:style style:name="T167" style:family="text">
      <style:text-properties officeooo:rsid="00d6219b"/>
    </style:style>
    <style:style style:name="T168" style:family="text">
      <style:text-properties officeooo:rsid="00d35445"/>
    </style:style>
    <style:style style:name="T169" style:family="text">
      <style:text-properties officeooo:rsid="00eebb61"/>
    </style:style>
    <style:style style:name="T170" style:family="text">
      <style:text-properties officeooo:rsid="00d3556e"/>
    </style:style>
    <style:style style:name="T171" style:family="text">
      <style:text-properties officeooo:rsid="00d7fcc2"/>
    </style:style>
    <style:style style:name="T172" style:family="text">
      <style:text-properties officeooo:rsid="00f0b49a"/>
    </style:style>
    <style:style style:name="T173" style:family="text">
      <style:text-properties officeooo:rsid="00f0db50"/>
    </style:style>
    <style:style style:name="T174" style:family="text">
      <style:text-properties officeooo:rsid="00daa15b"/>
    </style:style>
    <style:style style:name="T175" style:family="text">
      <style:text-properties officeooo:rsid="00dc508b"/>
    </style:style>
    <style:style style:name="T176" style:family="text">
      <style:text-properties officeooo:rsid="01bbbe6e"/>
    </style:style>
    <style:style style:name="T177" style:family="text">
      <style:text-properties officeooo:rsid="01c88930"/>
    </style:style>
    <style:style style:name="T178" style:family="text">
      <style:text-properties officeooo:rsid="01d33030"/>
    </style:style>
    <style:style style:name="T179" style:family="text">
      <style:text-properties officeooo:rsid="00e382e2"/>
    </style:style>
    <style:style style:name="T180" style:family="text">
      <style:text-properties officeooo:rsid="00e4dff3"/>
    </style:style>
    <style:style style:name="T181" style:family="text">
      <style:text-properties officeooo:rsid="00e6a1c1"/>
    </style:style>
    <style:style style:name="T182" style:family="text">
      <style:text-properties officeooo:rsid="00ec38d5"/>
    </style:style>
    <style:style style:name="T183" style:family="text">
      <style:text-properties officeooo:rsid="01ca84d7"/>
    </style:style>
    <style:style style:name="T184" style:family="text">
      <style:text-properties officeooo:rsid="00f35c07"/>
    </style:style>
    <style:style style:name="T185" style:family="text">
      <style:text-properties officeooo:rsid="00f1ad6d"/>
    </style:style>
    <style:style style:name="T186" style:family="text">
      <style:text-properties officeooo:rsid="018a8669"/>
    </style:style>
    <style:style style:name="T187" style:family="text">
      <style:text-properties officeooo:rsid="018c63ff"/>
    </style:style>
    <style:style style:name="T188" style:family="text">
      <style:text-properties officeooo:rsid="00f534ed"/>
    </style:style>
    <style:style style:name="T189" style:family="text">
      <style:text-properties officeooo:rsid="01d54813"/>
    </style:style>
    <style:style style:name="T190" style:family="text">
      <style:text-properties officeooo:rsid="01d62cc3"/>
    </style:style>
    <style:style style:name="T191" style:family="text">
      <style:text-properties officeooo:rsid="00f7e160"/>
    </style:style>
    <style:style style:name="T192" style:family="text">
      <style:text-properties officeooo:rsid="00f5d08c"/>
    </style:style>
    <style:style style:name="T193" style:family="text">
      <style:text-properties officeooo:rsid="01d8772f"/>
    </style:style>
    <style:style style:name="T194" style:family="text">
      <style:text-properties officeooo:rsid="01d8aedb"/>
    </style:style>
    <style:style style:name="T195" style:family="text">
      <style:text-properties officeooo:rsid="01d95f2c"/>
    </style:style>
    <style:style style:name="T196" style:family="text">
      <style:text-properties officeooo:rsid="01d97283"/>
    </style:style>
    <style:style style:name="T197" style:family="text">
      <style:text-properties officeooo:rsid="01db6133"/>
    </style:style>
    <style:style style:name="T198" style:family="text">
      <style:text-properties officeooo:rsid="01dced4a"/>
    </style:style>
    <style:style style:name="T199" style:family="text">
      <style:text-properties officeooo:rsid="00fb8b65"/>
    </style:style>
    <style:style style:name="T200" style:family="text">
      <style:text-properties officeooo:rsid="00fd692a"/>
    </style:style>
    <style:style style:name="T201" style:family="text">
      <style:text-properties officeooo:rsid="00fe5d78"/>
    </style:style>
    <style:style style:name="T202" style:family="text">
      <style:text-properties officeooo:rsid="01001fad"/>
    </style:style>
    <style:style style:name="T203" style:family="text">
      <style:text-properties officeooo:rsid="01006d9d"/>
    </style:style>
    <style:style style:name="T204" style:family="text">
      <style:text-properties officeooo:rsid="0100eee4"/>
    </style:style>
    <style:style style:name="T205" style:family="text">
      <style:text-properties officeooo:rsid="01026974"/>
    </style:style>
    <style:style style:name="T206" style:family="text">
      <style:text-properties officeooo:rsid="0102cf96"/>
    </style:style>
    <style:style style:name="T207" style:family="text">
      <style:text-properties officeooo:rsid="010439ec"/>
    </style:style>
    <style:style style:name="T208" style:family="text">
      <style:text-properties officeooo:rsid="0105de23"/>
    </style:style>
    <style:style style:name="T209" style:family="text">
      <style:text-properties officeooo:rsid="0108c6c4"/>
    </style:style>
    <style:style style:name="T210" style:family="text">
      <style:text-properties officeooo:rsid="010a6a79"/>
    </style:style>
    <style:style style:name="T211" style:family="text">
      <style:text-properties officeooo:rsid="010adb56"/>
    </style:style>
    <style:style style:name="T212" style:family="text">
      <style:text-properties officeooo:rsid="010cda26"/>
    </style:style>
    <style:style style:name="T213" style:family="text">
      <style:text-properties officeooo:rsid="01119cff"/>
    </style:style>
    <style:style style:name="T214" style:family="text">
      <style:text-properties officeooo:rsid="01df3847"/>
    </style:style>
    <style:style style:name="T215" style:family="text">
      <style:text-properties officeooo:rsid="0112fa23"/>
    </style:style>
    <style:style style:name="T216" style:family="text">
      <style:text-properties officeooo:rsid="01dfe21f"/>
    </style:style>
    <style:style style:name="T217" style:family="text">
      <style:text-properties officeooo:rsid="01140807"/>
    </style:style>
    <style:style style:name="T218" style:family="text">
      <style:text-properties officeooo:rsid="011441ab"/>
    </style:style>
    <style:style style:name="T219" style:family="text">
      <style:text-properties officeooo:rsid="0114f7bd"/>
    </style:style>
    <style:style style:name="T220" style:family="text">
      <style:text-properties officeooo:rsid="01152769"/>
    </style:style>
    <style:style style:name="T221" style:family="text">
      <style:text-properties officeooo:rsid="01161f43"/>
    </style:style>
    <style:style style:name="T222" style:family="text">
      <style:text-properties officeooo:rsid="01178529"/>
    </style:style>
    <style:style style:name="T223" style:family="text">
      <style:text-properties officeooo:rsid="011819b3"/>
    </style:style>
    <style:style style:name="T224" style:family="text">
      <style:text-properties officeooo:rsid="01e10738"/>
    </style:style>
    <style:style style:name="T225" style:family="text">
      <style:text-properties officeooo:rsid="011ea1d6"/>
    </style:style>
    <style:style style:name="T226" style:family="text">
      <style:text-properties officeooo:rsid="011bcb2e"/>
    </style:style>
    <style:style style:name="T227" style:family="text">
      <style:text-properties officeooo:rsid="0119d3d2"/>
    </style:style>
    <style:style style:name="T228" style:family="text">
      <style:text-properties officeooo:rsid="011d7384"/>
    </style:style>
    <style:style style:name="T229" style:family="text">
      <style:text-properties officeooo:rsid="011e9e7a"/>
    </style:style>
    <style:style style:name="T230" style:family="text">
      <style:text-properties officeooo:rsid="012220cd"/>
    </style:style>
    <style:style style:name="T231" style:family="text">
      <style:text-properties officeooo:rsid="0122c30d"/>
    </style:style>
    <style:style style:name="T232" style:family="text">
      <style:text-properties officeooo:rsid="0123f2b7"/>
    </style:style>
    <style:style style:name="T233" style:family="text">
      <style:text-properties officeooo:rsid="01274dde"/>
    </style:style>
    <style:style style:name="T234" style:family="text">
      <style:text-properties officeooo:rsid="012789a7"/>
    </style:style>
    <style:style style:name="T235" style:family="text">
      <style:text-properties officeooo:rsid="0128bfd6"/>
    </style:style>
    <style:style style:name="T236" style:family="text">
      <style:text-properties officeooo:rsid="012918b0"/>
    </style:style>
    <style:style style:name="T237" style:family="text">
      <style:text-properties officeooo:rsid="01295333"/>
    </style:style>
    <style:style style:name="T238" style:family="text">
      <style:text-properties officeooo:rsid="012a957e"/>
    </style:style>
    <style:style style:name="T239" style:family="text">
      <style:text-properties officeooo:rsid="019f3317"/>
    </style:style>
    <style:style style:name="T240" style:family="text">
      <style:text-properties officeooo:rsid="01a09f5b"/>
    </style:style>
    <style:style style:name="T241" style:family="text">
      <style:text-properties officeooo:rsid="01a12cec"/>
    </style:style>
    <style:style style:name="T242" style:family="text">
      <style:text-properties officeooo:rsid="01a15f0b"/>
    </style:style>
    <style:style style:name="T243" style:family="text">
      <style:text-properties officeooo:rsid="01a248cd"/>
    </style:style>
    <style:style style:name="T244" style:family="text">
      <style:text-properties officeooo:rsid="01a35eb4"/>
    </style:style>
    <style:style style:name="T245" style:family="text">
      <style:text-properties officeooo:rsid="01a4dab4"/>
    </style:style>
    <style:style style:name="T246" style:family="text">
      <style:text-properties officeooo:rsid="01a4a637"/>
    </style:style>
    <style:style style:name="T247" style:family="text">
      <style:text-properties officeooo:rsid="01a635bc"/>
    </style:style>
    <style:style style:name="T248" style:family="text">
      <style:text-properties officeooo:rsid="01a630f8"/>
    </style:style>
    <style:style style:name="T249" style:family="text">
      <style:text-properties officeooo:rsid="012caacb"/>
    </style:style>
    <style:style style:name="T250" style:family="text">
      <style:text-properties officeooo:rsid="012d45ac"/>
    </style:style>
    <style:style style:name="T251" style:family="text">
      <style:text-properties officeooo:rsid="012ef93b"/>
    </style:style>
    <style:style style:name="T252" style:family="text">
      <style:text-properties officeooo:rsid="012fd6de"/>
    </style:style>
    <style:style style:name="T253" style:family="text">
      <style:text-properties officeooo:rsid="01315f8e"/>
    </style:style>
    <style:style style:name="T254" style:family="text">
      <style:text-properties officeooo:rsid="01338f9a"/>
    </style:style>
    <style:style style:name="T255" style:family="text">
      <style:text-properties officeooo:rsid="01a78a51"/>
    </style:style>
    <style:style style:name="T256" style:family="text">
      <style:text-properties officeooo:rsid="013160c6"/>
    </style:style>
    <style:style style:name="T257" style:family="text">
      <style:text-properties officeooo:rsid="01a805ca"/>
    </style:style>
    <style:style style:name="T258" style:family="text">
      <style:text-properties officeooo:rsid="01a93b06"/>
    </style:style>
    <style:style style:name="T259" style:family="text">
      <style:text-properties officeooo:rsid="01ab3345"/>
    </style:style>
    <style:style style:name="T260" style:family="text">
      <style:text-properties officeooo:rsid="01320658"/>
    </style:style>
    <style:style style:name="T261" style:family="text">
      <style:text-properties officeooo:rsid="01353a23"/>
    </style:style>
    <style:style style:name="T262" style:family="text">
      <style:text-properties officeooo:rsid="0136df86"/>
    </style:style>
    <style:style style:name="T263" style:family="text">
      <style:text-properties officeooo:rsid="01387e0b"/>
    </style:style>
    <style:style style:name="T264" style:family="text">
      <style:text-properties officeooo:rsid="0138a3e9"/>
    </style:style>
    <style:style style:name="T265" style:family="text">
      <style:text-properties officeooo:rsid="013a9592"/>
    </style:style>
    <style:style style:name="T266" style:family="text">
      <style:text-properties officeooo:rsid="013c09a6"/>
    </style:style>
    <style:style style:name="T267" style:family="text">
      <style:text-properties officeooo:rsid="013d5ff0"/>
    </style:style>
    <style:style style:name="T268" style:family="text">
      <style:text-properties officeooo:rsid="013d7d5b"/>
    </style:style>
    <style:style style:name="T269" style:family="text">
      <style:text-properties officeooo:rsid="013ec3a3"/>
    </style:style>
    <style:style style:name="T270" style:family="text">
      <style:text-properties officeooo:rsid="013f84b7"/>
    </style:style>
    <style:style style:name="T271" style:family="text">
      <style:text-properties officeooo:rsid="01417756"/>
    </style:style>
    <style:style style:name="T272" style:family="text">
      <style:text-properties officeooo:rsid="014287d4"/>
    </style:style>
    <style:style style:name="T273" style:family="text">
      <style:text-properties officeooo:rsid="01440edd"/>
    </style:style>
    <style:style style:name="T274" style:family="text">
      <style:text-properties officeooo:rsid="0146a6c4"/>
    </style:style>
    <style:style style:name="T275" style:family="text">
      <style:text-properties officeooo:rsid="01e38f53"/>
    </style:style>
    <style:style style:name="T276" style:family="text">
      <style:text-properties officeooo:rsid="01e43bb9"/>
    </style:style>
    <style:style style:name="T277" style:family="text">
      <style:text-properties officeooo:rsid="01e483b7"/>
    </style:style>
    <style:style style:name="T278" style:family="text">
      <style:text-properties officeooo:rsid="01e602d6"/>
    </style:style>
    <style:style style:name="T279" style:family="text">
      <style:text-properties officeooo:rsid="014bfa33"/>
    </style:style>
    <style:style style:name="T280" style:family="text">
      <style:text-properties officeooo:rsid="014d3508"/>
    </style:style>
    <style:style style:name="T281" style:family="text">
      <style:text-properties officeooo:rsid="014de742"/>
    </style:style>
    <style:style style:name="T282" style:family="text">
      <style:text-properties officeooo:rsid="014fde1c"/>
    </style:style>
    <style:style style:name="T283" style:family="text">
      <style:text-properties officeooo:rsid="01513ee3"/>
    </style:style>
    <style:style style:name="T284" style:family="text">
      <style:text-properties officeooo:rsid="015183cf"/>
    </style:style>
    <style:style style:name="T285" style:family="text">
      <style:text-properties officeooo:rsid="01528365"/>
    </style:style>
    <style:style style:name="T286" style:family="text">
      <style:text-properties officeooo:rsid="01532539"/>
    </style:style>
    <style:style style:name="T287" style:family="text">
      <style:text-properties officeooo:rsid="01e67afa"/>
    </style:style>
    <style:style style:name="T288" style:family="text">
      <style:text-properties officeooo:rsid="0155004e"/>
    </style:style>
    <style:style style:name="T289" style:family="text">
      <style:text-properties officeooo:rsid="01538e5a"/>
    </style:style>
    <style:style style:name="T290" style:family="text">
      <style:text-properties officeooo:rsid="01ada742"/>
    </style:style>
    <style:style style:name="T291" style:family="text">
      <style:text-properties officeooo:rsid="01e81cbc"/>
    </style:style>
    <style:style style:name="T292" style:family="text">
      <style:text-properties officeooo:rsid="01adab47"/>
    </style:style>
    <style:style style:name="T293" style:family="text">
      <style:text-properties officeooo:rsid="01ae5e7b"/>
    </style:style>
    <style:style style:name="T294" style:family="text">
      <style:text-properties officeooo:rsid="01b07eeb"/>
    </style:style>
    <style:style style:name="T295" style:family="text">
      <style:text-properties officeooo:rsid="01b25de3"/>
    </style:style>
    <style:style style:name="T296" style:family="text">
      <style:text-properties officeooo:rsid="01b0166a"/>
    </style:style>
    <style:style style:name="T297" style:family="text">
      <style:text-properties officeooo:rsid="01543f96"/>
    </style:style>
    <style:style style:name="T298" style:family="text">
      <style:text-properties officeooo:rsid="01c1af2b"/>
    </style:style>
    <style:style style:name="T299" style:family="text">
      <style:text-properties officeooo:rsid="01594fbf"/>
    </style:style>
    <style:style style:name="T300" style:family="text">
      <style:text-properties officeooo:rsid="015b0262"/>
    </style:style>
    <style:style style:name="T301" style:family="text">
      <style:text-properties officeooo:rsid="015b4485"/>
    </style:style>
    <style:style style:name="T302" style:family="text">
      <style:text-properties officeooo:rsid="01650e26"/>
    </style:style>
    <style:style style:name="T303" style:family="text">
      <style:text-properties officeooo:rsid="01651c06"/>
    </style:style>
    <style:style style:name="T304" style:family="text">
      <style:text-properties officeooo:rsid="0165a53f"/>
    </style:style>
    <style:style style:name="T305" style:family="text">
      <style:text-properties officeooo:rsid="01b438e8"/>
    </style:style>
    <style:style style:name="T306" style:family="text">
      <style:text-properties officeooo:rsid="01b47766"/>
    </style:style>
    <style:style style:name="T307" style:family="text">
      <style:text-properties officeooo:rsid="01b617a2"/>
    </style:style>
    <style:style style:name="T308" style:family="text">
      <style:text-properties officeooo:rsid="0167717a"/>
    </style:style>
    <style:style style:name="T309" style:family="text">
      <style:text-properties officeooo:rsid="0168a238"/>
    </style:style>
    <style:style style:name="T310" style:family="text">
      <style:text-properties officeooo:rsid="016a3437"/>
    </style:style>
    <style:style style:name="T311" style:family="text">
      <style:text-properties officeooo:rsid="016bf84e"/>
    </style:style>
    <style:style style:name="T312" style:family="text">
      <style:text-properties officeooo:rsid="016c2ba2"/>
    </style:style>
    <style:style style:name="T313" style:family="text">
      <style:text-properties officeooo:rsid="016c9626"/>
    </style:style>
    <style:style style:name="T314" style:family="text">
      <style:text-properties officeooo:rsid="016e384e"/>
    </style:style>
    <style:style style:name="T315" style:family="text">
      <style:text-properties officeooo:rsid="01715851"/>
    </style:style>
    <style:style style:name="T316" style:family="text">
      <style:text-properties officeooo:rsid="017265d4"/>
    </style:style>
    <style:style style:name="T317" style:family="text">
      <style:text-properties officeooo:rsid="017465ae"/>
    </style:style>
    <style:style style:name="T318" style:family="text">
      <style:text-properties officeooo:rsid="0175ea0f"/>
    </style:style>
    <style:style style:name="T319" style:family="text">
      <style:text-properties officeooo:rsid="0176d15c"/>
    </style:style>
    <style:style style:name="T320" style:family="text">
      <style:text-properties officeooo:rsid="0177c192"/>
    </style:style>
    <style:style style:name="T321" style:family="text">
      <style:text-properties officeooo:rsid="0177e510"/>
    </style:style>
    <style:style style:name="T322" style:family="text">
      <style:text-properties officeooo:rsid="0179bd94"/>
    </style:style>
    <style:style style:name="T323" style:family="text">
      <style:text-properties officeooo:rsid="017bbae2"/>
    </style:style>
    <style:style style:name="T324" style:family="text">
      <style:text-properties officeooo:rsid="017d01a8"/>
    </style:style>
    <style:style style:name="T325" style:family="text">
      <style:text-properties officeooo:rsid="017e3b93"/>
    </style:style>
    <style:style style:name="T326" style:family="text">
      <style:text-properties officeooo:rsid="017edb8f"/>
    </style:style>
    <style:style style:name="T327" style:family="text">
      <style:text-properties officeooo:rsid="017fcf5e"/>
    </style:style>
    <style:style style:name="T328" style:family="text">
      <style:text-properties officeooo:rsid="0182eb83"/>
    </style:style>
    <style:style style:name="T329" style:family="text">
      <style:text-properties officeooo:rsid="01831897"/>
    </style:style>
    <style:style style:name="T330" style:family="text">
      <style:text-properties officeooo:rsid="01838662"/>
    </style:style>
    <style:style style:name="T331" style:family="text">
      <style:text-properties style:font-name="Times New Roman"/>
    </style:style>
    <style:style style:name="T332" style:family="text">
      <style:text-properties style:font-name="Times New Roman" officeooo:rsid="0015aa2b"/>
    </style:style>
    <style:style style:name="T333" style:family="text">
      <style:text-properties style:font-name="Times New Roman" officeooo:rsid="01c889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13 <text:span text:style-name="T1">Assignment</text:span></text:p>
      <text:p text:style-name="P1">April 27, 2025</text:p>
      <text:h text:style-name="P2" text:outline-level="1">Stuxnet Worm</text:h>
      <text:p text:style-name="P3"><text:tab/><text:span text:style-name="T2">Stuxnet </text:span><text:span text:style-name="T3">was discovered in 2010 as a highly targeted </text:span><text:span text:style-name="T4">worm designed </text:span><text:span text:style-name="T5">by a nation state</text:span><text:span text:style-name="T4"> to disrupt </text:span><text:span text:style-name="T3">specific industrial control systems, likely uranium processing in Iran. It </text:span><text:span text:style-name="T6">spread initially through USB drives which exploited </text:span><text:span text:style-name="T7">several</text:span><text:span text:style-name="T6"> vulnerabilities </text:span><text:span text:style-name="T8">like a </text:span><text:span text:style-name="T9">zero day </text:span><text:span text:style-name="T8">flaw in</text:span><text:span text:style-name="T6"> </text:span><text:span text:style-name="T7">Windows </text:span><text:span text:style-name="T6">shortcut files </text:span><text:span text:style-name="T10">in order </text:span><text:span text:style-name="T6">to infect engineering PCs through social engineering </text:span><text:span text:style-name="T11">tactics</text:span><text:span text:style-name="T6">. </text:span><text:span text:style-name="T11">Once inside the network, </text:span><text:span text:style-name="T12">other </text:span><text:span text:style-name="T11">exploit</text:span><text:span text:style-name="T13">s like a vulnerability</text:span><text:span text:style-name="T11"> in a Windows printer spooler service</text:span><text:span text:style-name="T6"> </text:span><text:span text:style-name="T11">allowed the worm to spread to networked shares and find other devices to infect, </text:span><text:span text:style-name="T14">enabling lateral movement</text:span><text:span text:style-name="T11">. </text:span><text:span text:style-name="T15">The initial USB spread was purposely slowed to spread to only a handful of devices per USB device, helping to avoid detection by unnecessary spread or spreading fast enough to be detectable. </text:span><text:span text:style-name="T14">The worm </text:span><text:span text:style-name="T16">was harmless to most infected devices because it had a specific design goal, and its </text:span><text:span text:style-name="T14">payload remained dormant </text:span><text:span text:style-name="T17">until it encountered the </text:span><text:span text:style-name="T18">programmable controllers</text:span><text:span text:style-name="T17"> it was designed to manipulate</text:span><text:span text:style-name="T14">. In the affected industrial control settings, the </text:span><text:span text:style-name="T16">worm </text:span><text:span text:style-name="T14">reconfigured </text:span><text:span text:style-name="T18">PLCs </text:span><text:span text:style-name="T19">used in uranium processing centrifuges. The misconfigured settings </text:span><text:span text:style-name="T14">caused damage to centrifuges or inefficiently process</text:span><text:span text:style-name="T20">ed</text:span><text:span text:style-name="T14"> uranium </text:span><text:span text:style-name="T21">in the targeted applications</text:span><text:span text:style-name="T14">. (Mueller &amp; Yadegari, 2010). </text:span><text:span text:style-name="T22">By using multiple zero day exploits and legitimate digital certificates, the Stuxnet worm was able to penetrate </text:span><text:span text:style-name="T7">hundreds of thousands </text:span><text:span text:style-name="T23">of</text:span><text:span text:style-name="T22"> devices and move between networks unnoticed. </text:span><text:span text:style-name="T23">The rootkit portion of the worm enabled it to start close to boot using real signed certificates from Realtek and others which concealed its operations. </text:span><text:span text:style-name="T24">It used this capabilit</text:span><text:span text:style-name="T25">y</text:span><text:span text:style-name="T24"> to </text:span><text:span text:style-name="T23">inject its malicious </text:span><text:span text:style-name="T24">code </text:span><text:span text:style-name="T26">into processes</text:span><text:span text:style-name="T23"> from kernel mode early in the boot sequence.</text:span><text:span text:style-name="T22"> </text:span><text:span text:style-name="T27">In addition, the modifications the payload made to the PLCs </text:span><text:span text:style-name="T28">were</text:span><text:span text:style-name="T27"> obfuscated when the code was read directly </text:span><text:span text:style-name="T28">by infecting project files and </text:span><text:soft-page-break/><text:span text:style-name="T28">injecting into DLL files used when interacting with the PLC</text:span><text:span text:style-name="T27">. This made discovering the methods and effects of the attack much more difficult as the </text:span><text:span text:style-name="T29">worm</text:span><text:span text:style-name="T27"> concealed its </text:span><text:span text:style-name="T30">activities</text:span><text:span text:style-name="T27">.</text:span></text:p>
      <text:p text:style-name="P3"><text:tab/><text:span text:style-name="T31">The delivery step of the ICS kill chain circumvented the air gapped industrial systems by leveraging social engineering to deliver USB </text:span><text:span text:style-name="T32">drives that penetrated the security perimeter. </text:span><text:span text:style-name="T33">This </text:span><text:span text:style-name="T34">was </text:span><text:span text:style-name="T35">a</text:span><text:span text:style-name="T36"> </text:span><text:span text:style-name="T34">crucial step in </text:span><text:span text:style-name="T37">breaching the security of the systems. </text:span><text:span text:style-name="T38">The </text:span><text:span text:style-name="T39">initial infection vector was not enough to make this such an advanced persistent threat, </text:span><text:span text:style-name="T40">as Stuxnet used several zero day exploits to spread </text:span><text:span text:style-name="T41">in the exploitation phase. </text:span><text:span text:style-name="T42">Several </text:span><text:span text:style-name="T40">clever tactics </text:span><text:span text:style-name="T43">were used </text:span><text:span text:style-name="T40">to avoid detection </text:span><text:span text:style-name="T44">as it </text:span><text:span text:style-name="T45">installed and modified</text:span><text:span text:style-name="T44"> itself </text:span><text:span text:style-name="T45">and other processes </text:span><text:span text:style-name="T44">via rootkits </text:span><text:span text:style-name="T46">and command and control servers. </text:span><text:span text:style-name="T47">Stuxnet used C2 during the intrusion phase </text:span><text:span text:style-name="T48">to receive updates and suggests that remote monitoring and exploitation were possible. </text:span><text:span text:style-name="T49">Stuxnet could also update itself from other infected hosts </text:span><text:span text:style-name="T50">in a peer to peer network. </text:span><text:span text:style-name="T51">This could avoid Internet access which could reveal the infection. </text:span><text:span text:style-name="T52">Finally in the attack stage, </text:span><text:span text:style-name="T53">Weaponization, </text:span><text:span text:style-name="T54">the </text:span><text:span text:style-name="T55">malicious actions by manipulating PLCs </text:span><text:span text:style-name="T56">were </text:span><text:span text:style-name="T57">done subtly to not raise suspicions of </text:span><text:span text:style-name="T58">an attack. </text:span><text:span text:style-name="T59">This </text:span><text:span text:style-name="T60">design allowed</text:span><text:span text:style-name="T59"> the worm to stay embedded in </text:span><text:span text:style-name="T61">the systems and remain undetected while countless centrifuges were destroyed </text:span><text:span text:style-name="T62">and the uranium enrichment program could have been hampered for years. </text:span></text:p>
      <text:p text:style-name="P4"><text:span text:style-name="T63"><text:tab/></text:span><text:span text:style-name="T64">In order for an attack this sophisticated and well planned to be detected </text:span><text:span text:style-name="T65">or prevented, several key </text:span><text:span text:style-name="T66">categories of security could be enhanced. </text:span><text:span text:style-name="T67">While some of the exploits were zero day and had no patch, there were multiple exploits used in the </text:span><text:span text:style-name="T68">spread and infection steps of the initial attack setup. </text:span><text:span text:style-name="T69">Some of these vulnerabilities could have been closed which could have slowed the progression of the worm. </text:span><text:span text:style-name="T70">And the worm was able to bridge the air gapped OT system by USB devices. There should be policies </text:span><text:span text:style-name="T71">to restrict USB </text:span><text:span text:style-name="T72">use and stricter training for staff to prevent the critical systems from being breached </text:span><text:span text:style-name="T73">using the lessons learned from Stuxnet. </text:span><text:span text:style-name="T74">In addition, the worm was able to subtly </text:span><text:span text:style-name="T75">increase or decrease the RPM of the centrifuge to </text:span><text:span text:style-name="T76">cause issues running too quickly or slowly. </text:span><text:span text:style-name="T77">Loading the new configuration could have been detected or compared to a known good configuration to detect changes. </text:span><text:span text:style-name="T78">These small differences might have been caught with better monitoring </text:span><text:span text:style-name="T79">and logging of sensor readouts, </text:span><text:soft-page-break/><text:span text:style-name="T80">or carefully </text:span><text:span text:style-name="T81">reviewing </text:span><text:span text:style-name="T80">the tachometer </text:span><text:span text:style-name="T81">under operation </text:span><text:span text:style-name="T82">to </text:span><text:span text:style-name="T83">double check </text:span><text:span text:style-name="T84">observations matched expected results</text:span><text:span text:style-name="T83">.</text:span></text:p>
      <text:h text:style-name="P2" text:outline-level="1">BlackEnergy</text:h>
      <text:p text:style-name="P5"><text:tab/><text:span text:style-name="T85">In 2015 the BlackEnergy malware disrupted Ukraine’s power grid through </text:span><text:span text:style-name="T86">a targeted spear phishing campaign. </text:span><text:span text:style-name="T87">Multiple staff at power companies in Ukraine received email with a malicious attachment. </text:span><text:span text:style-name="T88">When opened with macros enabled, the malware was able to infect the machine and </text:span><text:span text:style-name="T89">allow attackers to </text:span><text:span text:style-name="T88">gain access to further systems. </text:span><text:span text:style-name="T89">The malware itself did not spread from the initial machine, but used the </text:span><text:span text:style-name="T90">stolen credentials to move laterally </text:span><text:span text:style-name="T91">including the ICS network</text:span><text:span text:style-name="T90">. </text:span><text:span text:style-name="T91">Attackers were then able to use </text:span><text:span text:style-name="T92">remote admin software to </text:span><text:span text:style-name="T93">control devices and ensure they were able to interact with the </text:span><text:span text:style-name="T94">grid controls. </text:span><text:span text:style-name="T95">This attack </text:span><text:span text:style-name="T96">used </text:span><text:span text:style-name="T95">remote </text:span><text:span text:style-name="T97">access to </text:span><text:span text:style-name="T96">issue commands, </text:span><text:span text:style-name="T98">where attackers manually disabled substations.</text:span><text:span text:style-name="T94"> The attackers also used a drive wiping utility to target log files and erase </text:span><text:span text:style-name="T99">the MBR portion of drives </text:span><text:span text:style-name="T100">and rewriting firmware for serial to Ethernet devices</text:span><text:span text:style-name="T99"> which aided in </text:span><text:span text:style-name="T101">covering their activities as well as </text:span><text:span text:style-name="T102">slowing down</text:span><text:span text:style-name="T101"> </text:span><text:span text:style-name="T103">the power companies </text:span><text:span text:style-name="T102">trying to </text:span><text:span text:style-name="T104">get services </text:span><text:span text:style-name="T103">back online. </text:span><text:span text:style-name="T100">(MITRE, </text:span><text:span text:style-name="T105">n.d.</text:span><text:span text:style-name="T100">).</text:span></text:p>
      <text:p text:style-name="P6"><text:tab/><text:span text:style-name="T106">The Delivery, Exploit, and Install portions of the ICS kill chain </text:span><text:span text:style-name="T107">were </text:span><text:span text:style-name="T108">important steps to this attack’s success. </text:span><text:span text:style-name="T109">The BlackEnergy 3 malware was </text:span><text:span text:style-name="T110">able to infect multiple machines at multiple companies by leveraging social engineering </text:span><text:span text:style-name="T111">techniques to </text:span><text:span text:style-name="T112">get staff to enable macros in a Microsoft Office document. </text:span><text:span text:style-name="T113">While the reconnaissance stage of the kill chain was likely a crucial step in identifying vulnerable operations and individuals, little is known about the origin of the attack. </text:span><text:span text:style-name="T114">The selected power companies did have some factors in common like a high reliance on automation. </text:span></text:p>
      <text:p text:style-name="P6"><text:span text:style-name="T115"><text:tab/>The malware infected these companies through the targeted emails, and connected to a remote server to retrieve and install the malware, which allowed </text:span><text:span text:style-name="T116">attackers access to internal systems and </text:span><text:span text:style-name="T117">to develop tailored payloads for each environment </text:span><text:span text:style-name="T118">before </text:span><text:span text:style-name="T116">set</text:span><text:span text:style-name="T118">ting </text:span><text:span text:style-name="T116">off the attack. </text:span><text:span text:style-name="T119">This portion of the kill chain was also especially important. During Stage 2 where the attackers were inside the network, </text:span><text:span text:style-name="T120">they </text:span><text:span text:style-name="T119">develop</text:span><text:span text:style-name="T120">ed </text:span><text:span text:style-name="T119">subtle differences in their plans to attack the specific hardware and capabilities of each of </text:span><text:soft-page-break/><text:span text:style-name="T119">the companies affected. </text:span><text:span text:style-name="T121">For example, the differences in power distribution management systems, and taking down the uninterruptible power supply at one company’</text:span><text:span text:style-name="T122">s data center </text:span><text:span text:style-name="T121">when their attack launched. </text:span><text:span text:style-name="T123">The attackers also developed malicious firmware for serial to ethernet devices in order to </text:span><text:span text:style-name="T124">execute drive wiping </text:span><text:span text:style-name="T125">and prevent operator commands from being able to restore power grid function. </text:span></text:p>
      <text:p text:style-name="P4"><text:span text:style-name="T63"><text:tab/></text:span><text:span text:style-name="T126">In order to prevent this type of attack from happening again, </text:span><text:span text:style-name="T127">training against phishing </text:span><text:span text:style-name="T128">and social engineering attacks would </text:span><text:span text:style-name="T129">hopefully prevent a similar initial infection route from occurrin</text:span><text:span text:style-name="T130">g</text:span><text:span text:style-name="T131">. </text:span><text:span text:style-name="T132">If the phishing attack were still successful however, IPS and antivirus software could help alert about a compromised machine</text:span><text:span text:style-name="T133">, </text:span><text:span text:style-name="T132">and</text:span><text:span text:style-name="T133"> multi factor authentication could prevent the use of stolen credentials </text:span><text:span text:style-name="T134">to move laterally </text:span><text:span text:style-name="T135">or impersonate a legitimate user</text:span><text:span text:style-name="T134">. </text:span><text:span text:style-name="T136">In addition, </text:span><text:span text:style-name="T137">each</text:span><text:span text:style-name="T136"> trusted communication paths can be exploited by an attacker, so </text:span><text:span text:style-name="T138">they </text:span><text:span text:style-name="T136">should be evaluated for risk </text:span><text:span text:style-name="T137">and better monitored for intrusion and </text:span><text:span text:style-name="T139">data exfiltration. </text:span><text:span text:style-name="T140">The defense </text:span><text:span text:style-name="T141">methods in place like firewalls did not prevent remote access </text:span><text:span text:style-name="T142">tools used in the later stages of the attack, </text:span><text:span text:style-name="T143">as well as additional safeguards that could be put in place to further segment the ICS network from the </text:span><text:span text:style-name="T144">IT systems. </text:span><text:span text:style-name="T145">C</text:span><text:span text:style-name="T146">redential theft enabled </text:span><text:span text:style-name="T147">lateral movement and theft of Windows domain credentials allowed further penetration into the network </text:span><text:span text:style-name="T148">by impersonating legitimate users. </text:span><text:span text:style-name="T149">This access failed to raise alarms and demonstrates how </text:span><text:span text:style-name="T150">insufficient </text:span><text:span text:style-name="T149">access control </text:span><text:span text:style-name="T150">can enable </text:span><text:span text:style-name="T151">failures in the IT/OT boundary. </text:span><text:span text:style-name="T144"><text:s/></text:span><text:span text:style-name="T152">T</text:span><text:span text:style-name="T153">he attackers </text:span><text:span text:style-name="T152">a</text:span><text:span text:style-name="T154">lso </text:span><text:span text:style-name="T153">used drive wiping and log erasing to hide their tracks and other mechanisms to prevent defenders from figuring out the impact and </text:span><text:span text:style-name="T155">with</text:span><text:span text:style-name="T156"> restoration efforts</text:span><text:span text:style-name="T157">. </text:span><text:span text:style-name="T158">Centralizing logs and increasing monitoring, as well as keeping </text:span><text:span text:style-name="T159">backups and spares ready in case of a shutdown or attack </text:span><text:span text:style-name="T160">can aid defenders in </text:span><text:span text:style-name="T161">identifying forensic evidence and </text:span><text:span text:style-name="T160">restoring functionality.</text:span></text:p>
      <text:h text:style-name="P2" text:outline-level="1">CRASHOVERRIDE/INDUSTOYER <text:span text:style-name="T162">&amp; Ukraine 2016</text:span></text:h>
      <text:p text:style-name="P7"><text:tab/><text:span text:style-name="T163">CRASHOVERRIDE was another malware attack on Ukraine’s energy grid during the winter months of 201</text:span><text:span text:style-name="T164">6</text:span><text:span text:style-name="T163">. </text:span><text:span text:style-name="T165">The initial infection was likely similar to the BlackEnergy attack, where </text:span><text:span text:style-name="T166">spear </text:span><text:span text:style-name="T165">phishing </text:span><text:span text:style-name="T167">and</text:span><text:span text:style-name="T165"> credential gathering allowed attackers to </text:span><text:span text:style-name="T168">enter the network, </text:span><text:span text:style-name="T169">but little is known</text:span><text:span text:style-name="T168">. </text:span><text:span text:style-name="T170">From there </text:span><text:soft-page-break/><text:span text:style-name="T170">the attackers conducted reconnaissance and scanned devices to create a plan of attack. </text:span><text:span text:style-name="T171">The attackers were able to remotely discover systems, </text:span><text:span text:style-name="T172">monitor, and study the environment </text:span><text:span text:style-name="T173">which enabled them to </text:span><text:span text:style-name="T174">interface with SCADA devices and use ICS protocols directly </text:span><text:span text:style-name="T175">during the attack </text:span><text:span text:style-name="T176">such as IEC-101, IEC-104, IEC-61850 and OPC-DA13</text:span><text:span text:style-name="T175">. </text:span><text:span text:style-name="T176">(</text:span>Slowik, <text:span text:style-name="T177">2019</text:span><text:span text:style-name="T176">).</text:span><text:span text:style-name="T175"> </text:span><text:span text:style-name="T166"><text:s/></text:span><text:span text:style-name="T95">The attackers were also able to </text:span><text:span text:style-name="T178">build modular protocol aware malware to automate substation breaker operations</text:span><text:span text:style-name="T179">, representing a step up in </text:span><text:span text:style-name="T180">sophistication compared to the previous BlackEnergy attack where the attack commands were issued manually. </text:span><text:span text:style-name="T181">CRASHOVERRIDE was also considered a failure because the </text:span><text:span text:style-name="T182">intended scope </text:span><text:span text:style-name="T181">of the attack was not entirely achieved. </text:span><text:span text:style-name="T182">T</text:span><text:span text:style-name="T181">he more advanced attack did not persist as long or </text:span><text:span text:style-name="T183">a</text:span><text:span text:style-name="T181">ffect as many people </text:span><text:span text:style-name="T184">as it could have</text:span><text:span text:style-name="T185">. </text:span></text:p>
      <text:p text:style-name="P8"><text:tab/>The most critical part<text:span text:style-name="T186">s</text:span> of the ICS kill chain in the attack <text:span text:style-name="T187">included</text:span> the time the attackers had within the network to gather intelligence and develop a software approach that could automate <text:span text:style-name="T188">attacks based on the specific ICS protocol stacks. The develop</text:span><text:span text:style-name="T189">ment</text:span><text:span text:style-name="T188"> stage also included </text:span><text:span text:style-name="T190">carefully crafted</text:span><text:span text:style-name="T188"> wiper program that leveraged knowledge of the grid and vendors to </text:span><text:span text:style-name="T191">end processes, as well as </text:span><text:span text:style-name="T188">delete logs and files defenders needed in an attempt to make recovery </text:span><text:span text:style-name="T192">and forensics </text:span><text:span text:style-name="T188">more difficult. </text:span><text:span text:style-name="T193">And while the damage could have been more severe due to the </text:span><text:span text:style-name="T194">ineffective </text:span><text:span text:style-name="T195">relay triggering, </text:span><text:span text:style-name="T196">the protocol </text:span><text:span text:style-name="T197">module to open the substation breakers was a significant </text:span><text:span text:style-name="T198">portion of the action on objective.</text:span></text:p>
      <text:p text:style-name="P8"><text:tab/><text:span text:style-name="T199">It was likely that the CRASHOVERRIDE attackers had infiltrated the network well in advance of the attack and had conducted scans and masqueraded as legitimate users for some time. </text:span><text:span text:style-name="T200">With more careful monitoring and logging efforts, the attackers might have been detected before the attack could get off the ground. </text:span><text:span text:style-name="T201">The specific protocol interactions might be nonstandard for IDS tools, but in an ICS environment tools like Snort might be used to analyze traffic and find anomalies in ICS protocol interactions. The BlackEnergy malware had recently revealed the importance to MFA and locking down credentials but it seems the lessons had not been put into practice by the time the CRASHOVERRIDE attackers had infiltrated the</text:span><text:span text:style-name="T202">ir target </text:span><text:span text:style-name="T201">network. </text:span><text:span text:style-name="T202">With better access control, limitations on </text:span><text:span text:style-name="T203">remote capabilities, and </text:span><text:span text:style-name="T204">auditing credentials and user commands, the </text:span><text:span text:style-name="T205">attackers might </text:span><text:soft-page-break/><text:span text:style-name="T205">have been stopped or </text:span><text:span text:style-name="T206">slowed down long enough to detect their activity in the planning and testing stages. </text:span><text:span text:style-name="T207">Again, the BlackEnergy case that happened the year before this attack could have </text:span><text:span text:style-name="T208">been</text:span><text:span text:style-name="T207"> a </text:span><text:span text:style-name="T208">reminder to the power provider to maintain spares and backups </text:span><text:span text:style-name="T209">as the attackers wiped files and attempted to thwart restoration and forensics.</text:span></text:p>
      <text:p text:style-name="P4"><text:span text:style-name="T63"><text:tab/></text:span><text:span text:style-name="T210">While the BlackEnergy attack in 2015 was a separate incident, in 2016 Ukraine’s energy grid was attacked using the CRASHOVERRIDE malware to manipulate ICS systems </text:span><text:span text:style-name="T211">directly. </text:span><text:span text:style-name="T212">This energy outage affected several thousand people over the course of about an hour. The CRASHOVERRIDE/INDUSTROYER malware was used in the Ukrainian Power Grid attack in 2016, so they are not two separate cases, but one. </text:span></text:p>
      <text:h text:style-name="P2" text:outline-level="1">Oldsmar Water Treatment Facility</text:h>
      <text:p text:style-name="P9"><text:span text:style-name="T63"><text:tab/></text:span><text:span text:style-name="T213">In Florida, an </text:span><text:span text:style-name="T214">unknown </text:span><text:span text:style-name="T213">attacker was able to remotely connect to a water treatment facility and control the interface in order to change chemical settings. </text:span><text:span text:style-name="T215">This attack was extremely simple and straightforward compared to well developed ICS attacks like Stuxnet and the multiple attempts at taking down Ukraine’s energy grid. </text:span><text:span text:style-name="T216">In this instance, a</text:span><text:span text:style-name="T217">n opportunistic hacker was able to log in to a TeamViewer remote desktop </text:span><text:span text:style-name="T218">account at a water treatment plant using credentials found in a password leak. </text:span><text:span text:style-name="T219">They used valid credentials to access the </text:span><text:span text:style-name="T220">human machine interface, the desktop application controlling the water treatment </text:span><text:span text:style-name="T221">activities, </text:span><text:span text:style-name="T222">and with the mouse adjusted parameters such as chemicals being added to the water. </text:span><text:span text:style-name="T223">The</text:span><text:span text:style-name="T224">y</text:span><text:span text:style-name="T223"> attempted to add a lethal amount of </text:span><text:span text:style-name="T225">lye</text:span><text:span text:style-name="T223"> to the water supply, </text:span><text:span text:style-name="T226">which </text:span><text:span text:style-name="T227">was only noticed by</text:span><text:span text:style-name="T223"> an employee </text:span><text:span text:style-name="T228">who saw </text:span><text:span text:style-name="T223">mouse movement and realized something was wrong </text:span><text:span text:style-name="T229">after the attacker tried to change a dangerous parameter</text:span><text:span text:style-name="T223">. </text:span>(U.S. Department of Energy, 2021b). <text:span text:style-name="T230">There was no malware in this incident, and the one compromised account led to </text:span><text:span text:style-name="T231">the attacker remotely connecting to one machine. </text:span><text:span text:style-name="T232">Therefore there was no spread during this attack.</text:span></text:p>
      <text:p text:style-name="P3"><text:tab/><text:span text:style-name="T233">The attacker leveraged a compromised account, making the intrusion stage of the </text:span><text:span text:style-name="T234">ICS kill chain the most important part of this attack. </text:span><text:span text:style-name="T235">This was most likely opportunistic </text:span><text:span text:style-name="T236">and meant that there was little </text:span><text:soft-page-break/><text:span text:style-name="T236">reconnaissance or development necessary. </text:span><text:span text:style-name="T237">The attacker simply logged in, determined what they had access to in a brief targeting stage, and then they pivoted to action where they made changes to the parameters that could have the most impact </text:span><text:span text:style-name="T238">to the target. </text:span><text:span text:style-name="T239">The attacker did not appear to perform any extensive reconnaissance before </text:span><text:span text:style-name="T240">acting. It raises </text:span><text:span text:style-name="T241">real </text:span><text:span text:style-name="T240">concerns that an opportunistic hacker could </text:span><text:span text:style-name="T242">cause </text:span><text:span text:style-name="T243">material harm </text:span><text:span text:style-name="T244">with limited skills </text:span><text:span text:style-name="T245">or </text:span><text:span text:style-name="T246">familiarity with the </text:span><text:span text:style-name="T247">targeted </text:span><text:span text:style-name="T248">systems. </text:span></text:p>
      <text:p text:style-name="P4"><text:span text:style-name="T63"><text:tab/></text:span><text:span text:style-name="T249">The defensive steps </text:span><text:span text:style-name="T250">needed to counter this attack are </text:span><text:span text:style-name="T251">also straightforward, but many small </text:span><text:span text:style-name="T252">operations leave their defenses down for convenience or due to complacency. </text:span><text:span text:style-name="T253">The remote desktop account should not have been allowed </text:span><text:span text:style-name="T254">to remain logged in to a critical work station. But if remote desktop was required </text:span><text:span text:style-name="T255">for monitoring</text:span><text:span text:style-name="T254">, it should not be allowed </text:span><text:span text:style-name="T253">to remain logged in or to accept connections without alerting </text:span><text:span text:style-name="T255">or logging</text:span><text:span text:style-name="T256">. </text:span><text:span text:style-name="T257">And it certainly should not have been capable of changing critical parameters. </text:span><text:span text:style-name="T258">The HMI system </text:span><text:span text:style-name="T259">also </text:span><text:span text:style-name="T258">did not require confirmation or a role based control to prevent the unauthorized changes.</text:span><text:span text:style-name="T256"> </text:span><text:span text:style-name="T260">The attacker’s outside IP address could have been caught with </text:span><text:span text:style-name="T261">an </text:span><text:span text:style-name="T260">intrusion system to determine </text:span><text:span text:style-name="T262">that an outside </text:span><text:span text:style-name="T263">actor was able to log in. </text:span><text:span text:style-name="T264">Due to a data leak, the credentials were available to the attacker and others. </text:span><text:span text:style-name="T265">Compromised accounts are often disclosed or able to be found in account compromise databases. </text:span><text:span text:style-name="T266">While it may not have been disclosed in time for the water treatment plant to have known about it, checking accounts for compromise and acting quickly when data leaks are disclosed will shut the window on the </text:span><text:span text:style-name="T267">ability for hackers to use valid credentials. </text:span><text:span text:style-name="T268">MFA should also be used so that even in the event the valid credentials are found by an attacker, the additional security layer should prevent access. </text:span><text:span text:style-name="T269">In this particular case, the attack was noticed by </text:span><text:span text:style-name="T270">an employee physically observing the changes to the parameters. </text:span><text:span text:style-name="T271">In addition to alerts for remote login activity, alerts and confirmation/delay for changes </text:span><text:span text:style-name="T272">to the parameters could also prevent disastrous changes even by mistake to the configuration. </text:span><text:span text:style-name="T273">For example there might be an acceptable window for the amount of lye, and anything outside that window should require an override or confirmation </text:span><text:span text:style-name="T274">in some way. </text:span><text:span text:style-name="T275">Other systems could also provide alerting </text:span><text:span text:style-name="T276">when parameters exceed safe limits, such as a </text:span><text:span text:style-name="T277">sensor that alerts when a large amount of chemicals being added </text:span><text:span text:style-name="T278">to the water exceed a threshold.</text:span></text:p>
      <text:h text:style-name="P2" text:outline-level="1"><text:soft-page-break/>Colonial Pipeline</text:h>
      <text:p text:style-name="P10"><text:span text:style-name="T63"><text:tab/></text:span><text:span text:style-name="T279">The Colonial pipeline attack was an extortion attempt on </text:span><text:span text:style-name="T280">US oil pipeline infrastructure in 2021. </text:span><text:span text:style-name="T281">The pipeline company </text:span><text:span text:style-name="T282">Colonial was targeted by the Darkside group or a user of their </text:span><text:span text:style-name="T283">capabilities through </text:span><text:span text:style-name="T282">ransomware as a service. </text:span><text:span text:style-name="T284">The initial attack vector was a VPN that was misconfigured to not use MFA. Stolen credentials let attackers access </text:span><text:span text:style-name="T285">Colonial’s network </text:span><text:span text:style-name="T286">where they could then move laterally and </text:span><text:span text:style-name="T287">identify and access critical </text:span><text:span text:style-name="T288">systems</text:span><text:span text:style-name="T286"> and shares. </text:span><text:span text:style-name="T289">Darkside targeted the corporate data in a ransomware attack, attempting to extort the company with the data they exfiltrated prior to encrypting it on the company devices. </text:span><text:span text:style-name="T290">This type of ransomware, </text:span><text:span text:style-name="T291">a double extortion model,</text:span><text:span text:style-name="T290"> puts further pressure on </text:span><text:span text:style-name="T292">targets who might have backups, </text:span><text:span text:style-name="T293">but in this case the data was less critical </text:span><text:span text:style-name="T294">than the potential threat to the pipeline </text:span><text:span text:style-name="T295">and operations</text:span><text:span text:style-name="T296">. </text:span><text:span text:style-name="T297">Darkside was able to deploy the ransomware to business and operations servers and although pipeline operations were not directly targeted, the encrypted systems and risk involved caused Colonial to shut down the pipeline preemptively. </text:span><text:span text:style-name="T298">(</text:span>U.S. Department of Energy, 2022<text:span text:style-name="T298">).</text:span></text:p>
      <text:p text:style-name="P3"><text:tab/><text:span text:style-name="T299">The initial access to the IT systems enabled the attack to propagate to critical systems, exfiltrate data, and cause enough of a concern that operations had to be suspended. </text:span><text:span text:style-name="T300">In the privilege escalation and lateral movement after the initial infection, </text:span><text:span text:style-name="T301">attackers were able to use Active Directory which provided valuable data to exfiltrate. </text:span><text:span text:style-name="T302">C2 during the intrusion </text:span><text:span text:style-name="T303">phase </text:span><text:span text:style-name="T304">gathered hundreds of gigabytes of data such as accounting records and research. </text:span><text:span text:style-name="T305">While the attackers actions targeted the IT systems, the ransomware had a significant risk and effect on the operations of the pipeline. </text:span><text:span text:style-name="T306">Business and logistics functions were disrupted which led to the shutdown of the pipeline, which shows the cascading effects of </text:span><text:span text:style-name="T307">IT systems on OT.</text:span></text:p>
      <text:p text:style-name="P3"><text:tab/><text:span text:style-name="T308">While the attack did not directly target ICS/OT systems, </text:span><text:span text:style-name="T309">the </text:span><text:span text:style-name="T310">risk to critical infrastructure and the lack of separation between IT/OT systems at the </text:span><text:span text:style-name="T311">pipeline facility led to </text:span><text:span text:style-name="T312">US federal </text:span><text:span text:style-name="T313">policy considerations </text:span><text:span text:style-name="T314">to prevent future attacks and impact</text:span><text:span text:style-name="T313">. </text:span><text:span text:style-name="T315">The VPN account should have had </text:span><text:span text:style-name="T316">monitoring to reveal the external access and logins. </text:span><text:span text:style-name="T317">The misconfigured VPN did not use MFA, which should be enabled as an extra layer of security </text:span><text:span text:style-name="T318">for all possible accounts. </text:span><text:span text:style-name="T319">The data </text:span><text:span text:style-name="T30">exfiltration</text:span><text:span text:style-name="T319"> was in the hundreds </text:span><text:soft-page-break/><text:span text:style-name="T319">of gigabytes and could have been observed </text:span><text:span text:style-name="T320">through monitoring or anomaly detection. </text:span><text:span text:style-name="T321">Better defenses and separation between IT/OT environments </text:span><text:span text:style-name="T322">could also lessen the impact of IT related attacks affect</text:span><text:span text:style-name="T323">ing </text:span><text:span text:style-name="T324">business </text:span><text:span text:style-name="T325">procedures and the OT devices. </text:span><text:span text:style-name="T326">Zero trust architecture, access control systems, and stronger authentication </text:span><text:span text:style-name="T327">should be employed in critical infrastructure. </text:span><text:span text:style-name="T328">IT and OT networks should also be segmented or air gapped to prevent </text:span><text:span text:style-name="T329">infection crossing the boundary. </text:span><text:span text:style-name="T330">Intrusion detection such as IPS and monitoring with centralized logs could have revealed some of the activities and movement on the network. </text:span></text:p>
      <text:h text:style-name="P2" text:outline-level="1">Sources</text:h>
      <text:p text:style-name="P11"/>
      <text:p text:style-name="P12"><text:span text:style-name="T331">Dragos Inc. (2017). </text:span><text:span text:style-name="Emphasis"><text:span text:style-name="T331">CRASHOVERRIDE: Analysis of the threat to electric grid operations</text:span></text:span><text:span text:style-name="T331">. Retrieved <text:tab/>from </text:span><text:a xlink:type="simple" xlink:href="https://www.dragos.com/resources/whitepaper/crashoverride-analyzing-the-malware-that-" text:style-name="Internet_20_link" text:visited-style-name="Visited_20_Internet_20_Link"><text:span text:style-name="T332">https://www.dragos.com/resources/whitepaper/crashoverride-analyzing-the-malware-that-</text:span></text:a><text:a xlink:type="simple" xlink:href="https://www.dragos.com/resources/whitepaper/crashoverride-analyzing-the-malware-that-attacks-power-grids/" text:style-name="Internet_20_link" text:visited-style-name="Visited_20_Internet_20_Link"><text:span text:style-name="T332"><text:tab/>attacks-power-grids/</text:span></text:a></text:p>
      <text:p text:style-name="P13"><text:span text:style-name="T331">MITRE. (n.d.). </text:span><text:span text:style-name="Emphasis"><text:span text:style-name="T331">CRASHOVERRIDE (C0028)</text:span></text:span><text:span text:style-name="T331">. MITRE ATT&amp;CK. Retrieved from <text:tab/></text:span><text:a xlink:type="simple" xlink:href="https://attack.mitre.org/campaigns/C0028/" text:style-name="Internet_20_link" text:visited-style-name="Visited_20_Internet_20_Link"><text:span text:style-name="T331">https://attack.mitre.org/campaigns/C0028/</text:span></text:a></text:p>
      <text:p text:style-name="P14"><text:span text:style-name="T332">Mueller, P., &amp; Yadegari, B. (2010). </text:span><text:span text:style-name="Emphasis"><text:span text:style-name="T332">The Stuxnet worm: A case study of ICS attack methods</text:span></text:span><text:span text:style-name="T332">.</text:span></text:p>
      <text:p text:style-name="Text_20_body"><text:span text:style-name="T331">Slowik, J. (</text:span><text:span text:style-name="T333">2019</text:span><text:span text:style-name="T331">). </text:span><text:span text:style-name="Emphasis"><text:span text:style-name="T331">CRASHOVERRIDE: Reassessing the 2016 Ukraine electric power event as a <text:tab/>protection-focused attack</text:span></text:span><text:span text:style-name="T331">. Dragos Inc. <text:tab/></text:span><text:a xlink:type="simple" xlink:href="https://www.dragos.com/resources/whitepaper/crashoverride-reassessing-the-2016-ukraine-" text:style-name="Internet_20_link" text:visited-style-name="Visited_20_Internet_20_Link"><text:span text:style-name="T332">https://www.dragos.com/resources/whitepaper/crashoverride-reassessing-the-2016-ukraine-</text:span></text:a><text:a xlink:type="simple" xlink:href="https://www.dragos.com/resources/whitepaper/crashoverride-reassessing-the-2016-ukraine-electric-power-event-as-a-protection-focused-attack/" text:style-name="Internet_20_link" text:visited-style-name="Visited_20_Internet_20_Link"><text:span text:style-name="T332"><text:tab/>electric-power-event-as-a-protection-focused-attack/</text:span></text:a></text:p>
      <text:p text:style-name="P15"><text:span text:style-name="T331">U.S. Department of Energy. (2021, November 18). </text:span><text:span text:style-name="Emphasis"><text:span text:style-name="T331">CyOTE case study: <text:tab/>CRASHOVERRIDE/INDUSTROYER</text:span></text:span><text:span text:style-name="T331">. Cybersecurity for the Operational Technology <text:tab/>Environment (CyOTE).</text:span></text:p>
      <text:p text:style-name="P15"><text:span text:style-name="T331">U.S. Department of Energy. (2022, February 8). </text:span><text:span text:style-name="Emphasis"><text:span text:style-name="T331">CyOTE case study: DarkSide</text:span></text:span><text:span text:style-name="T331">. Cybersecurity for the <text:tab/>Operational Technology Environment (CyOTE).</text:span></text:p>
      <text:p text:style-name="P16"><text:span text:style-name="T331">U.S. Department of Energy. (2021, September 23). </text:span><text:span text:style-name="Emphasis"><text:span text:style-name="T331">CyOTE case study: Oldsmar water treatment <text:tab/>facility</text:span></text:span><text:span text:style-name="T331">. Cybersecurity for the Operational Technology Environment (CyO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8T16:18:48.885681000</meta:creation-date>
    <dc:date>2025-04-30T21:49:26.282541000</dc:date>
    <meta:editing-duration>PT12H55M26S</meta:editing-duration>
    <meta:editing-cycles>421</meta:editing-cycles>
    <meta:generator>LibreOffice/25.2.0.3$MacOSX_AARCH64 LibreOffice_project/e1cf4a87eb02d755bce1a01209907ea5ddc8f069</meta:generator>
    <meta:document-statistic meta:table-count="0" meta:image-count="0" meta:object-count="0" meta:page-count="9" meta:paragraph-count="34" meta:word-count="3031" meta:character-count="19730" meta:non-whitespace-character-count="16699"/>
  </office:meta>
</office:document-meta>
</file>